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2.49pt solid #ff4000" fo:padding="0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16T14:49:19.292000000</meta:creation-date>
    <dc:date>2020-09-16T14:54:28.263000000</dc:date>
    <meta:editing-duration>PT36S</meta:editing-duration>
    <meta:editing-cycles>2</meta:editing-cycles>
    <meta:generator>LibreOfficeDev/7.1.0.0.alpha0$Windows_X86_64 LibreOffice_project/abcc4eb907661e07ad850ccce7eb06f129da4286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